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ial Black" fo:font-size="9pt" style:text-underline-style="none" fo:font-weight="normal" style:font-size-asian="9pt" style:font-weight-asian="normal" style:font-size-complex="9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font-size-asian="12pt" style:font-size-complex="12pt"/>
    </style:style>
    <style:style style:name="P14" style:family="paragraph" style:parent-style-name="Standard">
      <style:paragraph-properties fo:text-align="start" style:justify-single-word="false"/>
      <style:text-properties style:font-name="Times New Roman" fo:font-size="16pt" style:text-underline-style="none"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Arial Black1" fo:font-size="9pt" style:text-underline-style="none" fo:font-weight="normal" style:font-size-asian="9pt" style:font-weight-asian="normal" style:font-size-complex="9pt" style:font-weight-complex="normal"/>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Text_20_body">
      <style:paragraph-properties fo:text-align="center" style:justify-single-word="false"/>
    </style:style>
    <style:style style:name="P20" style:family="paragraph" style:parent-style-name="Standard" style:list-style-name="L1">
      <style:paragraph-properties fo:text-align="start" style:justify-single-word="false"/>
      <style:text-properties fo:font-size="12pt" style:font-size-asian="12pt" style:font-size-complex="12pt"/>
    </style:style>
    <style:style style:name="P21"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style>
    <style:style style:name="P23" style:family="paragraph" style:parent-style-name="Standard" style:list-style-name="L2">
      <style:paragraph-properties fo:text-align="start" style:justify-single-word="false"/>
    </style:style>
    <style:style style:name="P24" style:family="paragraph" style:parent-style-name="Standard" style:list-style-name="L3">
      <style:paragraph-properties fo:text-align="start" style:justify-single-word="false"/>
    </style:style>
    <style:style style:name="P25" style:family="paragraph" style:parent-style-name="Standard" style:list-style-name="L4">
      <style:paragraph-properties fo:text-align="start" style:justify-single-word="false"/>
    </style:style>
    <style:style style:name="P2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Heading_20_1">
      <style:paragraph-properties fo:text-align="center" style:justify-single-word="false"/>
      <style:text-properties fo:color="#0099ff" style:font-name="Times New Roman" fo:font-size="20pt" style:font-size-asian="20pt" style:font-size-complex="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52525" fo:letter-spacing="normal" fo:font-style="normal"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GN Dialog Functions List and Documentation</text:p>
      <text:p text:style-name="P2">Igneous0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ontents</text:p>
      <text:p text:style-name="P3"/>
      <text:p text:style-name="P4">Core</text:p>
      <text:list xml:id="list43573475" text:style-name="L1">
        <text:list-item>
          <text:p text:style-name="P20">IGN_fnc_convertCtrl</text:p>
        </text:list-item>
        <text:list-item>
          <text:p text:style-name="P20">IGN_fnc_getCtrlData</text:p>
        </text:list-item>
        <text:list-item>
          <text:p text:style-name="P20">IGN_fnc_setCtrlData</text:p>
        </text:list-item>
      </text:list>
      <text:p text:style-name="P6"/>
      <text:p text:style-name="P6"/>
      <text:p text:style-name="P4">Databinding</text:p>
      <text:list xml:id="list43557883" text:style-name="L2">
        <text:list-item>
          <text:p text:style-name="P23">IGN_fnc_createBindingVariable</text:p>
        </text:list-item>
        <text:list-item>
          <text:p text:style-name="P23">IGN_fnc_deleteBindingVariable</text:p>
        </text:list-item>
        <text:list-item>
          <text:p text:style-name="P23">IGN_fnc_setBindingVariable</text:p>
        </text:list-item>
        <text:list-item>
          <text:p text:style-name="P23">IGN_fnc_getBindingVariable</text:p>
        </text:list-item>
        <text:list-item>
          <text:p text:style-name="P23">IGN_fnc_bind</text:p>
        </text:list-item>
        <text:list-item>
          <text:p text:style-name="P23">IGN_fnc_createPresenter</text:p>
        </text:list-item>
      </text:list>
      <text:p text:style-name="P5"/>
      <text:p text:style-name="P5"/>
      <text:p text:style-name="P4">Registering UI Events</text:p>
      <text:list xml:id="list43550571" text:style-name="L4">
        <text:list-item>
          <text:p text:style-name="P25">IGN_fnc_addEventHandler</text:p>
        </text:list-item>
        <text:list-item>
          <text:p text:style-name="P25">IGN_fnc_addRoutedEventHandler</text:p>
          <text:p text:style-name="P25"/>
        </text:list-item>
      </text:list>
      <text:p text:style-name="P5"/>
      <text:p text:style-name="P4">IGN UI Events</text:p>
      <text:p text:style-name="P4"/>
      <text:p text:style-name="P9"><text:tab/>Databinding Events</text:p>
      <text:list xml:id="list43556367" text:style-name="L3">
        <text:list-item>
          <text:p text:style-name="P24">IGN_Event_onBind</text:p>
        </text:list-item>
        <text:list-item>
          <text:p text:style-name="P24">IGN_Event_onBindValueChanged</text:p>
          <text:p text:style-name="P24"/>
        </text:list-item>
      </text:list>
      <text:p text:style-name="P9"><text:tab/>Button Events</text:p>
      <text:list xml:id="list43586932" text:continue-numbering="true" text:style-name="L3">
        <text:list-item>
          <text:p text:style-name="P24">IGN_Event_onButtonClick</text:p>
        </text:list-item>
        <text:list-item>
          <text:p text:style-name="P24">IGN_Event_onButtonDown</text:p>
        </text:list-item>
        <text:list-item>
          <text:p text:style-name="P24">IGN_Event_onButtonUp</text:p>
          <text:p text:style-name="P24"/>
        </text:list-item>
      </text:list>
      <text:p text:style-name="P9"><text:tab/>Mouse Events</text:p>
      <text:list xml:id="list43567813" text:continue-numbering="true" text:style-name="L3">
        <text:list-item>
          <text:p text:style-name="P24">IGN_Event_onMouseEnter</text:p>
        </text:list-item>
        <text:list-item>
          <text:p text:style-name="P24">IGN_Event_onMouseExit</text:p>
        </text:list-item>
        <text:list-item>
          <text:p text:style-name="P24">IGN_Event_onMouseButtonDown</text:p>
        </text:list-item>
        <text:list-item>
          <text:p text:style-name="P24">IGN_Event_onMouseButtonUp</text:p>
        </text:list-item>
        <text:list-item>
          <text:p text:style-name="P24">IGN_Event_onMouseButtonClick</text:p>
        </text:list-item>
        <text:list-item>
          <text:p text:style-name="P24">IGN_Event_onMouseButtonDblClick</text:p>
        </text:list-item>
        <text:list-item>
          <text:p text:style-name="P24">IGN_Event_onMouseMoving</text:p>
        </text:list-item>
        <text:list-item>
          <text:p text:style-name="P24">IGN_Event_onMouseHolding</text:p>
        </text:list-item>
        <text:list-item>
          <text:p text:style-name="P24">IGN_Event_onMouseZChanged</text:p>
          <text:p text:style-name="P24"/>
        </text:list-item>
      </text:list>
      <text:p text:style-name="P9"><text:tab/>ListBox/ComboBox/ListNBox Events</text:p>
      <text:list xml:id="list43575750" text:continue-numbering="true" text:style-name="L3">
        <text:list-item>
          <text:p text:style-name="P24">IGN_Event_onLBDrop</text:p>
        </text:list-item>
        <text:list-item>
          <text:p text:style-name="P24">IGN_Event_onLBSelChanged</text:p>
        </text:list-item>
        <text:list-item>
          <text:p text:style-name="P24">IGN_Event_onLBListSelChanged</text:p>
        </text:list-item>
        <text:list-item>
          <text:p text:style-name="P24"><text:soft-page-break/>IGN_Event_onLBDblClick</text:p>
        </text:list-item>
        <text:list-item>
          <text:p text:style-name="P24">IGN_Event_onLBDrag</text:p>
        </text:list-item>
        <text:list-item>
          <text:p text:style-name="P24">IGN_Event_onLBDragging</text:p>
        </text:list-item>
      </text:list>
      <text:p text:style-name="P5"/>
      <text:p text:style-name="P9"><text:tab/>Checkbox Events</text:p>
      <text:list xml:id="list43582289" text:continue-numbering="true" text:style-name="L3">
        <text:list-item>
          <text:p text:style-name="P24">IGN_Event_onCheckBoxesSelChanged</text:p>
          <text:p text:style-name="P24"/>
        </text:list-item>
      </text:list>
      <text:p text:style-name="P9"><text:tab/>Slider Events</text:p>
      <text:list xml:id="list43579576" text:continue-numbering="true" text:style-name="L3">
        <text:list-item>
          <text:p text:style-name="P24">IGN_Event_onSliderPosChanged</text:p>
          <text:p text:style-name="P24"/>
        </text:list-item>
      </text:list>
      <text:p text:style-name="P9"><text:tab/>Input Events</text:p>
      <text:list xml:id="list43557213" text:continue-numbering="true" text:style-name="L3">
        <text:list-item>
          <text:p text:style-name="P24">IGN_Event_onIMEChar</text:p>
        </text:list-item>
        <text:list-item>
          <text:p text:style-name="P24">IGN_Event_onIMEComposition</text:p>
        </text:list-item>
        <text:list-item>
          <text:p text:style-name="P24">IGN_Event_onJoystickButton</text:p>
        </text:list-item>
        <text:list-item>
          <text:p text:style-name="P24">IGN_Event_onKeyDown</text:p>
        </text:list-item>
        <text:list-item>
          <text:p text:style-name="P24">IGN_Event_onKeyUp</text:p>
        </text:list-item>
        <text:list-item>
          <text:p text:style-name="P21">IGN_Event_onChar</text:p>
          <text:p text:style-name="P21"/>
        </text:list-item>
      </text:list>
      <text:p text:style-name="P9"><text:tab/>Focus Events</text:p>
      <text:list xml:id="list43573262" text:continue-numbering="true" text:style-name="L3">
        <text:list-item>
          <text:p text:style-name="P24">IGN_Event_onSetFocus</text:p>
        </text:list-item>
        <text:list-item>
          <text:p text:style-name="P21">IGN_Event_onKillFocus</text:p>
          <text:p text:style-name="P21"/>
        </text:list-item>
      </text:list>
      <text:p text:style-name="P9"><text:tab/>Control Garbage Collection Events</text:p>
      <text:list xml:id="list43565198" text:continue-numbering="true" text:style-name="L3">
        <text:list-item>
          <text:p text:style-name="P24">IGN_Event_onCanDestroy</text:p>
        </text:list-item>
        <text:list-item>
          <text:p text:style-name="P21">IGN_Event_onDestroy</text:p>
          <text:p text:style-name="P21"/>
        </text:list-item>
      </text:list>
      <text:p text:style-name="P9"><text:tab/>Other Events</text:p>
      <text:list xml:id="list43562501" text:continue-numbering="true" text:style-name="L3">
        <text:list-item>
          <text:p text:style-name="P24">IGN_Event_onObjectMoved</text:p>
        </text:list-item>
        <text:list-item>
          <text:p text:style-name="P24">IGN_Event_onVideoStopped</text:p>
        </text:list-item>
        <text:list-item>
          <text:p text:style-name="P24">IGN_Event_onTimer</text:p>
          <text:p text:style-name="P24"/>
        </text:list-item>
      </text:list>
      <text:p text:style-name="P9"><text:tab/>Display Events</text:p>
      <text:list xml:id="list43584173" text:continue-numbering="true" text:style-name="L3">
        <text:list-item>
          <text:p text:style-name="P24">IGN_Event_onLoadDisplay</text:p>
        </text:list-item>
        <text:list-item>
          <text:p text:style-name="P24">IGN_Event_onUnloadDisplay</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IGN_fnc_convertCtrl</text:p>
      <text:p text:style-name="P7"/>
      <text:p text:style-name="P8">Used to convert between a CONTROL type and IDC. When a control type is provided as argument, this function returns the control IDC number. When an IDC number is provided as argument, the function returns the CONTROL type associated with the IDC. The Display argument can be either a IDD or the DISPLAY type itself that houses the control. If this function is invoked on a display that is not loaded (or on controls that are not visible (CtrlVisible) ) the result is undefined.</text:p>
      <text:p text:style-name="P8"/>
      <text:p text:style-name="P7"/>
      <text:p text:style-name="P7">Parameters:</text:p>
      <text:p text:style-name="P8"><text:span text:style-name="T1">control</text:span> (Control or Number) – Either the control itself, or the control IDC as defined in the dialog <text:tab/><text:tab/>config.</text:p>
      <text:p text:style-name="P8"><text:span text:style-name="T1">display</text:span> (Control or Number) – The display that houses this control – either the display itself, or the <text:tab/><text:tab/>display IDD as defined in the dialog config.</text:p>
      <text:p text:style-name="P7"/>
      <text:p text:style-name="P7">Returns:</text:p>
      <text:p text:style-name="P8">If Control was provided as argument – the IDC of that control.</text:p>
      <text:p text:style-name="P8">If IDC was provided as arugment – the Control itself.</text:p>
      <text:p text:style-name="P7"/>
      <text:p text:style-name="P7">Example:</text:p>
      <text:p text:style-name="P7"/>
      <text:p text:style-name="P10">// MyControl is IDC 2005 in the dialog config</text:p>
      <text:p text:style-name="P10">myControl = [2005, myDisplay] call IGN_fnc_convertCtrl; // returns myControl as 'CONTROL' type</text:p>
      <text:p text:style-name="P10"/>
      <text:p text:style-name="P10">// MyControl is IDC 2005 in the dialog config</text:p>
      <text:p text:style-name="P10">myIDC = [myControl, myDisplay] call IGN_fnc_convertCtrl;</text:p>
      <text:p text:style-name="P10"/>
      <text:p text:style-name="P10">// Alternative call – MyDisplay is ID 9000</text:p>
      <text:p text:style-name="P10">myIDC = [myControl, 9000] call IGN_fnc_convertCtrl;</text:p>
      <text:p text:style-name="P10"/>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IGN_fnc_getCtrlData</text:p>
      <text:p text:style-name="P12"><text:tab/></text:p>
      <text:p text:style-name="P12">Gets the data from a control. The nature of this data can be anything that the control is storing. If used on a text box control (ignEdit), this function returns the equivalent of ctrlText IDC. If used on a listbox, combobox, listnbox, this will return an array of all items stored in those controls. If used on a progressbar, calls progressBarPosition ctrl.</text:p>
      <text:p text:style-name="P12"/>
      <text:p text:style-name="P12">This function attempts to unify all the various control get calls into a single function for ease of use.</text:p>
      <text:p text:style-name="P12">It inspects the type of the control (using ctrlType) and applies the specific SQF commands for that control type. </text:p>
      <text:p text:style-name="P12"/>
      <text:p text:style-name="P12">If this function is called on a control type that is not supported, nil is returned.</text:p>
      <text:p text:style-name="P12"/>
      <text:p text:style-name="P12">Supported controls:<text:line-break/><text:line-break/>CT_COMBO, CT_LISTBOX, CT_EDIT, CT_STATIC, CT_BUTTON, CT_ACTIVETEXT, CT_SHORTCUTBUTTON, CT_CHECKBOXES, CT_CHECKBOX, CT_SLIDER, CT_PROGRESS</text:p>
      <text:p text:style-name="P12"/>
      <text:p text:style-name="P12">Currently not supported:<text:line-break/>CT_HTML, CT_LISTNBOX, CT_CONTEXT_MENU, CT_TREEVIEW</text:p>
      <text:p text:style-name="P12"/>
      <text:p text:style-name="P11">Parameters:</text:p>
      <text:p text:style-name="P11">control (Control or Number) – <text:span text:style-name="T2">The control itself, or the control IDC</text:span></text:p>
      <text:p text:style-name="P11">display (Display or Number) – <text:span text:style-name="T2">The display itself, or the display IDD </text:span></text:p>
      <text:p text:style-name="P12"/>
      <text:p text:style-name="P11">Returns:</text:p>
      <text:p text:style-name="P12">Anything – whatever data is in the control</text:p>
      <text:p text:style-name="P12"/>
      <text:p text:style-name="P12"><text:span text:style-name="T1">Example</text:span>:</text:p>
      <text:p text:style-name="P12"><text:tab/></text:p>
      <text:p text:style-name="P10">// idc 2000 is ignEdit / Textbox</text:p>
      <text:p text:style-name="P10">myTextVal = [2000, myDisplay] call IGN_fnc_getCtrlData;</text:p>
      <text:p text:style-name="P10"/>
      <text:p text:style-name="P10">// idc 3000 is <text:s/>myComboBox</text:p>
      <text:p text:style-name="P10">myList = [myComboBox, myDisplay] call IGN_fnc_getCtrlData; </text:p>
      <text:p text:style-name="P10"/>
      <text:p text:style-name="P10">// idc 2005 is button, returns button text</text:p>
      <text:p text:style-name="P10">myButtonText = [2005, myDisplay] call IGN_fnc_getCtrlData; </text:p>
      <text:p text:style-name="P10"/>
      <text:p text:style-name="P10">// idc 2009 is ignProgressBar / progress bar</text:p>
      <text:p text:style-name="P10">myProgress = [2009, myDisplay] call IGN_fnc_getCtrlDa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IGN_fnc_setCtrlData</text:p>
      <text:p text:style-name="P12"><text:tab/></text:p>
      <text:p text:style-name="P12">Sets the data from a control. The nature of this data can be anything that the control can store. If used on a text box control (ignEdit), this function returns the equivalent of ctrlSetText IDC. If used on a listbox, combobox, listnbox, this will set an array of all items by looping over the data and using lbAdd[IDC,_x]. If used on a progressbar, calls progressBarSetPosition ctrl.</text:p>
      <text:p text:style-name="P12"/>
      <text:p text:style-name="P12">This function attempts to unify all the various control set calls into a single function for ease of use.</text:p>
      <text:p text:style-name="P12">It inspects the type of the control (using ctrlType) and applies the specific SQF commands for that control type. </text:p>
      <text:p text:style-name="P12"/>
      <text:p text:style-name="P12">If this function is called on a control type that is not supported, nothing will be done.</text:p>
      <text:p text:style-name="P12"/>
      <text:p text:style-name="P12">Supported controls:<text:line-break/><text:line-break/>CT_COMBO, CT_LISTBOX, CT_LISTNBOX, CT_EDIT, CT_STATIC, CT_BUTTON, CT_ACTIVETEXT, CT_SHORTCUTBUTTON, CT_CHECKBOXES, CT_CHECKBOX, CT_SLIDER, CT_PROGRESS</text:p>
      <text:p text:style-name="P12"/>
      <text:p text:style-name="P12">Currently not supported:<text:line-break/>CT_HTML, <text:s/>CT_CONTEXT_MENU, CT_TREEVIEW</text:p>
      <text:p text:style-name="P12"/>
      <text:p text:style-name="P11">Parameters:</text:p>
      <text:p text:style-name="P11">control (Control or Number) – <text:span text:style-name="T2">The control itself, or the control IDC</text:span></text:p>
      <text:p text:style-name="P11">display (Display or Number) – <text:span text:style-name="T2">The display itself, or the display IDD </text:span></text:p>
      <text:p text:style-name="P12"/>
      <text:p text:style-name="P11">Returns:</text:p>
      <text:p text:style-name="P12">Anything – whatever data is in the control</text:p>
      <text:p text:style-name="P12"/>
      <text:p text:style-name="P12"><text:span text:style-name="T1">Example</text:span>:</text:p>
      <text:p text:style-name="P12"><text:tab/></text:p>
      <text:p text:style-name="P10">// idc 2000 is ignEdit / Textbox</text:p>
      <text:p text:style-name="P10">// sets "MyText" on text box</text:p>
      <text:p text:style-name="P10">[2000, myDisplay, "MyText"] call IGN_fnc_getCtrlData;</text:p>
      <text:p text:style-name="P10"/>
      <text:p text:style-name="P10">// idc 3000 is ignCombo / Combobox / Listbox</text:p>
      <text:p text:style-name="P10">// myComboBox with idc 3000 will be populated with entries: George, Fred, John</text:p>
      <text:p text:style-name="P10">[myComboBox, myDisplay, ["George", "Fred", "John"]] call IGN_fnc_getCtrlData; </text:p>
      <text:p text:style-name="P10"/>
      <text:p text:style-name="P10">// idc 2009 is ignProgressBar / progress bar</text:p>
      <text:p text:style-name="P10">// sets progressbar position to 1 (100%)</text:p>
      <text:p text:style-name="P10">[2009, myDisplay, 1] call IGN_fnc_getCtrlDa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IGN_fnc_createBindingVariable</text:p>
      <text:p text:style-name="P12"><text:tab/></text:p>
      <text:p text:style-name="P12">Creates a variable used in data binding to a control. The variable is stored in missionNamespace with an encoded name so that it does not conflict with other variables in this namespace. If you create a binding variable with the name "myBindingVariable", this will create a variable in missionNamespace with the name "IGN_DLG_BIND_myBindingVariable".</text:p>
      <text:p text:style-name="P12"/>
      <text:p text:style-name="P11">Parameters:</text:p>
      <text:p text:style-name="P11">Variable Name (String) – <text:span text:style-name="T2">The name of the variable</text:span></text:p>
      <text:p text:style-name="P11">Init Value (Anything) – <text:span text:style-name="T2">The initial value of the variable</text:span></text:p>
      <text:p text:style-name="P12"/>
      <text:p text:style-name="P11">Returns:</text:p>
      <text:p text:style-name="P12">Nothing. To reference the variable name in other functions, only the variable string name is required</text:p>
      <text:p text:style-name="P12"/>
      <text:p text:style-name="P11">Information:</text:p>
      <text:p text:style-name="P12">Sets a property in the missionNamespace scope.</text:p>
      <text:p text:style-name="P12">The value of this property is as follows:</text:p>
      <text:p text:style-name="P12"/>
      <text:p text:style-name="P12">[value, [controlIDC1, controlIDC2, ...], bindType, flagWasModifiedInCode]</text:p>
      <text:p text:style-name="P12"/>
      <text:p text:style-name="P12">_this select 0 is the value of the bindingVariable</text:p>
      <text:p text:style-name="P12">_this select 1 [controlIDC1, controlIDC2, ...] is the array of control idc's bound</text:p>
      <text:p text:style-name="P12">_this select 2 is the bindType value:</text:p>
      <text:p text:style-name="P12"><text:tab/>-1 denotes the variable has no binding set</text:p>
      <text:p text:style-name="P12"><text:tab/>0 denotes the variable has a one-way bind to control (the variable modifies the control)</text:p>
      <text:p text:style-name="P12"><text:tab/>&gt;=1 denotes two way binding (both variable and control update each other)</text:p>
      <text:p text:style-name="P12">_this select 3 is a flag that determines if the value was changed in code, or in a control (used in 2 <text:tab/>way binding only)</text:p>
      <text:p text:style-name="P12"/>
      <text:p text:style-name="P12">If 2 way binding is set, an onEachFrame handler is added to the stack that monitors the binded control for changes (using IGN_fnc_getCtrlData). If the control data differs from the variable data (and the variable was not changed via IGN_fnc_setBindingVariable) the event onBindValueChanged is raised, and the variable is updated with the controls value. When the display is closed / the control is no longer visible, the onEachFrame handler is terminated.</text:p>
      <text:p text:style-name="P12"/>
      <text:p text:style-name="P12">bindingVariable names MUST BE UNIQUE, re-defining a bindingVariable is UNDEFINED BEHAVIOUR</text:p>
      <text:p text:style-name="P12"/>
      <text:p text:style-name="P12"><text:span text:style-name="T1">Example</text:span>:</text:p>
      <text:p text:style-name="P12"><text:tab/></text:p>
      <text:p text:style-name="P17">// missionNamespace will store "myBindingVar" and neccessary information about the bind</text:p>
      <text:p text:style-name="P17"><text:s/>["myBindingVar", 0] call IGN_fnc_createBindingVariable;</text:p>
      <text:p text:style-name="P17"/>
      <text:p text:style-name="P17">"myBindingVar" call IGN_fnc_getBindingVariable;<text:tab/>// returns 0</text:p>
      <text:p text:style-name="P17"/>
      <text:p text:style-name="P17">["myBindingVar", 5] call IGN_fnc_setBindingVariable;<text:tab/>// myBindingVar is now 5</text:p>
      <text:p text:style-name="P17"/>
      <text:p text:style-name="P17">"myBindingVar" call IGN_fnc_getBindingVariable;<text:tab/>// returns 5</text:p>
      <text:p text:style-name="P10"/>
      <text:p text:style-name="P10"/>
      <text:p text:style-name="P10"/>
      <text:p text:style-name="P10"/>
      <text:p text:style-name="P10"/>
      <text:p text:style-name="P14"><text:soft-page-break/>IGN_fnc_deleteBindingVariable</text:p>
      <text:p text:style-name="P12"><text:tab/></text:p>
      <text:p text:style-name="P12">Deletes an existing bindingVariable from the missionNamespace scope. This will not unbind any controls that may still be bound to this variable. Deleting this variable before a control has been unloaded is undefined behaviour.</text:p>
      <text:p text:style-name="P12"/>
      <text:p text:style-name="P11">Parameters:</text:p>
      <text:p text:style-name="P11">Variable Name (String) – <text:span text:style-name="T2">The name of the variable to delete</text:span></text:p>
      <text:p text:style-name="P12"/>
      <text:p text:style-name="P11">Returns:</text:p>
      <text:p text:style-name="P12">Nothing. </text:p>
      <text:p text:style-name="P12"/>
      <text:p text:style-name="P12"><text:span text:style-name="T1">Example</text:span>:</text:p>
      <text:p text:style-name="P12"/>
      <text:p text:style-name="P17"><text:s/>"myBindingVar" call IGN_fnc_deleteBindingVariable;</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IGN_fnc_setBindingVariable</text:p>
      <text:p text:style-name="P12"><text:tab/></text:p>
      <text:p text:style-name="P12">Set the value of an existing binding variable. If the variable is bound to a control (1 way binding or 2 way binding) this will invoke an onBindValueChanged event, and subsequently update any controls bound to this variable. Note that if the value assigned does not match a controls expected type, the control will not be updated.</text:p>
      <text:p text:style-name="P12"/>
      <text:p text:style-name="P12">Example – If you tried to set a string on a progressBar, the progressBar will not set the value as it only accepts numbers from 0 to 1. Consult the wiki for information regarding what controls accept what kinds of values.</text:p>
      <text:p text:style-name="P12"/>
      <text:p text:style-name="P11">Parameters:</text:p>
      <text:p text:style-name="P11">Variable Name (String) – <text:span text:style-name="T2">The name of the variable</text:span></text:p>
      <text:p text:style-name="P11">Value (Any) – <text:span text:style-name="T2">The new value to be assigned</text:span></text:p>
      <text:p text:style-name="P11"/>
      <text:p text:style-name="P11">Returns:</text:p>
      <text:p text:style-name="P12">Nothing. </text:p>
      <text:p text:style-name="P12"/>
      <text:p text:style-name="P12"><text:span text:style-name="T1">Example</text:span>:</text:p>
      <text:p text:style-name="P12"/>
      <text:p text:style-name="P17">["myBindingVar", "the answer to life is 42"] call IGN_fnc_setBindingVariable;</text:p>
      <text:p text:style-name="P17"/>
      <text:p text:style-name="P17">// to increment the existing bindingVariable's value</text:p>
      <text:p text:style-name="P17">["myBindingVar", ("myBindingVar" call IGN_fnc_getBindingVariable) + 1] call IGN_fnc_setBindingVariable;</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IGN_fnc_getBindingVariable</text:p>
      <text:p text:style-name="P12"><text:tab/></text:p>
      <text:p text:style-name="P12">Gets the present value of a binding variable.</text:p>
      <text:p text:style-name="P12"/>
      <text:p text:style-name="P11">Parameters:</text:p>
      <text:p text:style-name="P11">Variable Name (String) – <text:span text:style-name="T2">The name of the variable</text:span></text:p>
      <text:p text:style-name="P11"/>
      <text:p text:style-name="P11">Returns:</text:p>
      <text:p text:style-name="P12">Anything – the present value of the variable. </text:p>
      <text:p text:style-name="P12"/>
      <text:p text:style-name="P12"><text:span text:style-name="T1">Example</text:span>:</text:p>
      <text:p text:style-name="P12"/>
      <text:p text:style-name="P17">myVal = "myBindingVar" call IGN_fnc_getBindingVariable;</text:p>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IGN_fnc_bind</text:p>
      <text:p text:style-name="P12"><text:tab/></text:p>
      <text:p text:style-name="P12">Binds a variable to a control. Bind can be called multiple times on the same variable for multiple controls. Getting/Setting control data is based on IGN_fnc_getCtrlData and IGN_fnc_setCtrlData. Therefore any controls not supported in those methods will not support binding.</text:p>
      <text:p text:style-name="P12"/>
      <text:p text:style-name="P11">Parameters:</text:p>
      <text:p text:style-name="P11">Variable Name (String) – <text:span text:style-name="T2">The name of an existing binding variable</text:span></text:p>
      <text:p text:style-name="P11">Bind Type (Number) –<text:span text:style-name="T2"> The binding type to be used (0 for variable modifying control, &gt;=1 for 2 <text:tab/>way binding)</text:span></text:p>
      <text:p text:style-name="P11">Control IDC (Number) –<text:span text:style-name="T2"> The control IDC to be bound. Control object is not supported, as Control <text:tab/>types can not be stored via setVariable.</text:span></text:p>
      <text:p text:style-name="P11">Display IDD (Number) – <text:span text:style-name="T2">The display IDD that houses the control.</text:span></text:p>
      <text:p text:style-name="P11"/>
      <text:p text:style-name="P11">Returns:</text:p>
      <text:p text:style-name="P12">Nothing.</text:p>
      <text:p text:style-name="P12"/>
      <text:p text:style-name="P12"><text:span text:style-name="T1">Example</text:span>:</text:p>
      <text:p text:style-name="P12"/>
      <text:p text:style-name="P17">// populates a listbox with a list of names</text:p>
      <text:p text:style-name="P17">G_ITEMLIST = ["Joe", "Bob", "Harman", "Dave", "John", "Mark", "Sean", "Justin", "Greg"];</text:p>
      <text:p text:style-name="P17">["listmodel", G_ITEMLIST] call IGN_fnc_createBindingVariable;</text:p>
      <text:p text:style-name="P17">["listmodel", 2, MYLISTBOXIDC, MyDialogIDD] call IGN_fnc_bind;</text:p>
      <text:p text:style-name="P17"/>
      <text:p text:style-name="P17">// add new element to listbox</text:p>
      <text:p text:style-name="P17">_model = "listmodel" call IGN_fnc_getBindingVar;</text:p>
      <text:p text:style-name="P17">_model pushback "William";</text:p>
      <text:p text:style-name="P17">["listmodel", _model] call IGN_fnc_setBindingVariable;<text:tab/>// updates listbox and adds "William"</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IGN_fnc_createPresenter</text:p>
      <text:p text:style-name="P12"><text:tab/></text:p>
      <text:p text:style-name="P12">Similar to IGN_fnc_bind, but this one supports custom code for setting/getting control data and updating bindingvariable (referred to as model here). Sets up 2 way data binding between a control and a binding variable, with optional custom code parameters.</text:p>
      <text:p text:style-name="P12"/>
      <text:p text:style-name="P11">Parameters:</text:p>
      <text:p text:style-name="P11">Control IDC (Number) –<text:span text:style-name="T2"> The control IDC to be bound. </text:span></text:p>
      <text:p text:style-name="P11">Display IDD (Number) – <text:span text:style-name="T2">The display IDD that houses the control.</text:span></text:p>
      <text:p text:style-name="P11">Variable Name (String) – <text:span text:style-name="T2">The name of an existing binding variable</text:span></text:p>
      <text:p text:style-name="P11">How Get Control Data (code) (Optional) –<text:span text:style-name="T2"> custom code for getting control data.</text:span></text:p>
      <text:p text:style-name="P11"><text:span text:style-name="T2"><text:tab/></text:span>Default Value:<text:span text:style-name="T2"> uses IGN_fnc_getCtrlData</text:span></text:p>
      <text:p text:style-name="P11">How Update Control (code) (Optional) – <text:span text:style-name="T2">custom code for updating control data.</text:span></text:p>
      <text:p text:style-name="P11"><text:span text:style-name="T2"><text:tab/></text:span>Default Value: <text:span text:style-name="T2">uses IGN_fnc_setCtrlData</text:span></text:p>
      <text:p text:style-name="P11">How Update Model (code)<text:span text:style-name="T2"> – custom code that handles updating the model (binding variable)</text:span></text:p>
      <text:p text:style-name="P11"><text:span text:style-name="T2"><text:tab/></text:span>Default Value: <text:span text:style-name="T2">updates model by returning value from IGN_fnc_getCtrlData</text:span></text:p>
      <text:p text:style-name="P12"/>
      <text:p text:style-name="P11"/>
      <text:p text:style-name="P11">Returns:</text:p>
      <text:p text:style-name="P12">Nothing.</text:p>
      <text:p text:style-name="P12"/>
      <text:p text:style-name="P12"><text:span text:style-name="T1">Example</text:span>:</text:p>
      <text:p text:style-name="P12"/>
      <text:p text:style-name="P17">// populates a listbox with a list of names</text:p>
      <text:p text:style-name="P17">[myControl, myDisplay, "myBindingVariable",</text:p>
      <text:p text:style-name="P17">{</text:p>
      <text:p text:style-name="P17"><text:tab/>ctrlText myControl;</text:p>
      <text:p text:style-name="P17">},</text:p>
      <text:p text:style-name="P17">{</text:p>
      <text:p text:style-name="P17"><text:tab/>ctrlSetText [myControl, _this];</text:p>
      <text:p text:style-name="P17">},</text:p>
      <text:p text:style-name="P17">{</text:p>
      <text:p text:style-name="P17"><text:tab/>_this = ctrlText myControl;</text:p>
      <text:p text:style-name="P17"><text:tab/>_this;</text:p>
      <text:p text:style-name="P17">}] call IGN_fnc_createPresenter;</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5"/>
      <text:p text:style-name="P5"/>
      <text:h text:style-name="P27" text:outline-level="1"><text:soft-page-break/>Binding Events</text:h>
      <text:p text:style-name="P16"/>
      <text:p text:style-name="P16">IGN_Event_onBind</text:p>
      <text:p text:style-name="P5"/>
      <text:p text:style-name="P5">Raised when a control or variable has been bound (when IGN_fnc_bind has been called)</text:p>
      <text:p text:style-name="P5">Sends arguments [bindingVariable, bindingControlIDC, bindingDisplayIDD, bindType]</text:p>
      <text:p text:style-name="P5"/>
      <text:p text:style-name="P5"><text:tab/><text:span text:style-name="T1">bindingVariable (String) (_this select 0)</text:span> - fully qualified name of binding variable </text:p>
      <text:p text:style-name="P5"><text:tab/><text:tab/><text:tab/><text:tab/><text:tab/><text:tab/><text:tab/>(ie: IGN_DLG_BIND_myVar) </text:p>
      <text:p text:style-name="P5"><text:tab/><text:span text:style-name="T1">bindingControlIDC (Number) (_this select 1)</text:span> - control idc number<text:tab/><text:tab/><text:tab/></text:p>
      <text:p text:style-name="P5"><text:tab/><text:span text:style-name="T1">bindingDisplayIDD (Number) (_this select 2)</text:span> - display idd number<text:tab/><text:tab/><text:tab/></text:p>
      <text:p text:style-name="P5"><text:tab/><text:span text:style-name="T1">bindType (Number) (_this select 3)</text:span> – Bind Type, is either: </text:p>
      <text:p text:style-name="P5"><text:tab/><text:tab/>-1 (no bind) </text:p>
      <text:p text:style-name="P5"><text:tab/><text:tab/>0 (one-way-bind-control) </text:p>
      <text:p text:style-name="P5"><text:tab/><text:tab/>1 (one-way-bind-variable)</text:p>
      <text:p text:style-name="P5"><text:tab/><text:tab/>2 (two-way-bind)<text:tab/></text:p>
      <text:p text:style-name="P5"/>
      <text:p text:style-name="P5"/>
      <text:p text:style-name="P16">IGN_Event_onBindValueChanged</text:p>
      <text:p text:style-name="P5"/>
      <text:p text:style-name="P5">Raised when the value of a bindingVariable/Control has changed</text:p>
      <text:p text:style-name="P5">Sends arguments [bindingVariable, newValue, bindType]</text:p>
      <text:p text:style-name="P5"/>
      <text:p text:style-name="P5"><text:span text:style-name="T1"><text:tab/>bindingVariable (String) (_this select 0)</text:span> - fully qualified name of binding variable </text:p>
      <text:p text:style-name="P5"><text:tab/><text:tab/><text:tab/><text:tab/><text:tab/><text:tab/><text:tab/>(ie: IGN_DLG_BIND_myVar) </text:p>
      <text:p text:style-name="P5"><text:tab/><text:span text:style-name="T1">newValue (anything) (_this select 1)</text:span> - the new value (any type)<text:tab/></text:p>
      <text:p text:style-name="P5"><text:span text:style-name="T1"><text:tab/>bindType (Number) (_this select 3)</text:span> – Bind Type, is either: </text:p>
      <text:p text:style-name="P5"><text:tab/><text:tab/>-1 (no bind) </text:p>
      <text:p text:style-name="P5"><text:tab/><text:tab/>0 (one-way-bind-control) </text:p>
      <text:p text:style-name="P5"><text:tab/><text:tab/>1 (one-way-bind-variable)</text:p>
      <text:p text:style-name="P5"><text:tab/><text:tab/>2 (two-way-bind)<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7" text:outline-level="1"><text:soft-page-break/>Button Events</text:h>
      <text:p text:style-name="P19"/>
      <text:p text:style-name="P16">IGN_Event_onButtonClick</text:p>
      <text:p text:style-name="P5"/>
      <text:p text:style-name="P5">Raised when a button has been clicked</text:p>
      <text:p text:style-name="P5">Sends arguments [display, control]</text:p>
      <text:p text:style-name="P5"/>
      <text:p text:style-name="P5"><text:tab/>d<text:span text:style-name="T1">isplay (Display) (_this select 0)</text:span> – the display parent of the control</text:p>
      <text:p text:style-name="P5"><text:tab/><text:span text:style-name="T1">control (Control) (_this select 1) </text:span>– the button control</text:p>
      <text:p text:style-name="P5"/>
      <text:p text:style-name="P5">Registered Classes: <text:span text:style-name="T1">ignButtonBase, ignButton, ignShortcutButton, ignActiveText</text:span></text:p>
      <text:p text:style-name="P5"/>
      <text:p text:style-name="P5"/>
      <text:p text:style-name="P16">IGN_Event_onButtonDown</text:p>
      <text:p text:style-name="P5"/>
      <text:p text:style-name="P5">Raised when the left mouse button is pressed down on a button.</text:p>
      <text:p text:style-name="P5">Sends arguments [display, control]</text:p>
      <text:p text:style-name="P5"/>
      <text:p text:style-name="P5"><text:tab/>d<text:span text:style-name="T1">isplay (Display) (_this select 0)</text:span> – the display parent of the control</text:p>
      <text:p text:style-name="P5"><text:tab/><text:span text:style-name="T1">control (Control) (_this select 1) </text:span>– the button control</text:p>
      <text:p text:style-name="P5"/>
      <text:p text:style-name="P5">Registered Classes: <text:span text:style-name="T1">ignButtonBase, ignButton, ignShortcutButton, ignActiveText</text:span></text:p>
      <text:p text:style-name="P5"/>
      <text:p text:style-name="P5"/>
      <text:p text:style-name="P16">IGN_Event_onButtonUp</text:p>
      <text:p text:style-name="P5"/>
      <text:p text:style-name="P5">Raised when the left mouse button is released on a button</text:p>
      <text:p text:style-name="P5">Sends arguments [display, control]</text:p>
      <text:p text:style-name="P5"/>
      <text:p text:style-name="P5"><text:tab/>d<text:span text:style-name="T1">isplay (Display) (_this select 0)</text:span> – the display parent of the control</text:p>
      <text:p text:style-name="P5"><text:tab/><text:span text:style-name="T1">control (Control) (_this select 1) </text:span>– the button control</text:p>
      <text:p text:style-name="P5"/>
      <text:p text:style-name="P5">Registered Classes: <text:span text:style-name="T1">ignButtonBase, ignButton, ignShortcutButton, ignActiveText</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7" text:outline-level="1"><text:soft-page-break/>Mouse Events</text:h>
      <text:p text:style-name="P19"/>
      <text:p text:style-name="P16">IGN_Event_onMouseEnter</text:p>
      <text:p text:style-name="P5"/>
      <text:p text:style-name="P5">Raised when the mouse has entered the control area</text:p>
      <text:p text:style-name="P5">Sends arguments [display, control]</text:p>
      <text:p text:style-name="P5"/>
      <text:p text:style-name="P5"><text:tab/>d<text:span text:style-name="T1">isplay (Display) (_this select 0)</text:span> – the display parent of the control</text:p>
      <text:p text:style-name="P5"><text:tab/><text:span text:style-name="T1">control (Control) (_this select 1) </text:span>– the control</text:p>
      <text:p text:style-name="P5"/>
      <text:p text:style-name="P5">Registered Classes: <text:span text:style-name="T1">ignBase, All</text:span></text:p>
      <text:p text:style-name="P5"/>
      <text:p text:style-name="P5"/>
      <text:p text:style-name="P16">IGN_Event_onMouseExit</text:p>
      <text:p text:style-name="P5"/>
      <text:p text:style-name="P5">Raised when the mouse has left the control area</text:p>
      <text:p text:style-name="P5">Sends arguments [display, control]</text:p>
      <text:p text:style-name="P5"/>
      <text:p text:style-name="P5"><text:tab/>d<text:span text:style-name="T1">isplay (Display) (_this select 0)</text:span> – the display parent of the control</text:p>
      <text:p text:style-name="P5"><text:tab/><text:span text:style-name="T1">control (Control) (_this select 1) </text:span>– the control</text:p>
      <text:p text:style-name="P5"/>
      <text:p text:style-name="P5">Registered Classes: <text:span text:style-name="T1">ignBase, All</text:span></text:p>
      <text:p text:style-name="P5"/>
      <text:p text:style-name="P5"/>
      <text:p text:style-name="P16">IGN_Event_onMouseButtonDown</text:p>
      <text:p text:style-name="P5"/>
      <text:p text:style-name="P5">Raised when pressing a mouse button. Followed by the IGN_Event_onMouseButtonUp event.</text:p>
      <text:p text:style-name="P5">Sends arguments [display, control, button, x, y, shift, ctrl, alt]</text:p>
      <text:p text:style-name="P5"/>
      <text:p text:style-name="P5"><text:tab/>d<text:span text:style-name="T1">isplay (Display) (_this select 0)</text:span> – the display parent of the control</text:p>
      <text:p text:style-name="P5"><text:tab/><text:span text:style-name="T1">control (Control) (_this select 1) </text:span>– the control</text:p>
      <text:p text:style-name="P5"><text:tab/><text:span text:style-name="T1">button –</text:span><text:span text:style-name="T2"> the button pressed</text:span></text:p>
      <text:p text:style-name="P5"><text:span text:style-name="T2"><text:tab/></text:span><text:span text:style-name="T1">x, y</text:span><text:span text:style-name="T2"> – the coordinates of where the button was pressed on screen</text:span></text:p>
      <text:p text:style-name="P5"><text:span text:style-name="T2"><text:tab/></text:span><text:span text:style-name="T1">shift, ctrl, alt (Boolean)</text:span><text:span text:style-name="T2"> – Whether Shift, Ctrl, or Alt were held down during this time</text:span></text:p>
      <text:p text:style-name="P5"/>
      <text:p text:style-name="P5">Registered Classes: <text:span text:style-name="T1">ignBase, All</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text:soft-page-break/>IGN_Event_onMouseButtonUp</text:p>
      <text:p text:style-name="P5"/>
      <text:p text:style-name="P5">Raised when releasing a mouse button. Follows the IGN_Event_onMouseButtonDown event.</text:p>
      <text:p text:style-name="P5">Sends arguments [display, control, button, x, y, shift, ctrl, alt]</text:p>
      <text:p text:style-name="P5"/>
      <text:p text:style-name="P5"><text:tab/>d<text:span text:style-name="T1">isplay (Display) (_this select 0)</text:span> – the display parent of the control</text:p>
      <text:p text:style-name="P5"><text:tab/><text:span text:style-name="T1">control (Control) (_this select 1) </text:span>– the control</text:p>
      <text:p text:style-name="P5"><text:tab/><text:span text:style-name="T1">button –</text:span><text:span text:style-name="T2"> the button pressed</text:span></text:p>
      <text:p text:style-name="P5"><text:span text:style-name="T2"><text:tab/></text:span><text:span text:style-name="T1">x, y</text:span><text:span text:style-name="T2"> – the coordinates of where the button was pressed on screen</text:span></text:p>
      <text:p text:style-name="P5"><text:span text:style-name="T2"><text:tab/></text:span><text:span text:style-name="T1">shift, ctrl, alt (Boolean)</text:span><text:span text:style-name="T2"> – Whether Shift, Ctrl, or Alt were held down during this time</text:span></text:p>
      <text:p text:style-name="P5"/>
      <text:p text:style-name="P5">Registered Classes: <text:span text:style-name="T1">ignBase, All</text:span></text:p>
      <text:p text:style-name="P5"/>
      <text:p text:style-name="P5"/>
      <text:p text:style-name="P16">IGN_Event_onMouseButtonClick</text:p>
      <text:p text:style-name="P5"/>
      <text:p text:style-name="P5">Raised when pressing and releasing a mouse button.</text:p>
      <text:p text:style-name="P5">Sends arguments [display, control, button, x, y, shift, ctrl, alt]</text:p>
      <text:p text:style-name="P5"/>
      <text:p text:style-name="P5"><text:tab/>d<text:span text:style-name="T1">isplay (Display) (_this select 0)</text:span> – the display parent of the control</text:p>
      <text:p text:style-name="P5"><text:tab/><text:span text:style-name="T1">control (Control) (_this select 1) </text:span>– the control</text:p>
      <text:p text:style-name="P5"><text:tab/><text:span text:style-name="T1">button –</text:span><text:span text:style-name="T2"> the button pressed</text:span></text:p>
      <text:p text:style-name="P5"><text:span text:style-name="T2"><text:tab/></text:span><text:span text:style-name="T1">x, y</text:span><text:span text:style-name="T2"> – the coordinates of where the button was pressed on screen</text:span></text:p>
      <text:p text:style-name="P5"><text:span text:style-name="T2"><text:tab/></text:span><text:span text:style-name="T1">shift, ctrl, alt (Boolean)</text:span><text:span text:style-name="T2"> – Whether Shift, Ctrl, or Alt were held down during this time</text:span></text:p>
      <text:p text:style-name="P5"/>
      <text:p text:style-name="P5">Registered Classes:<text:span text:style-name="T1"> ignButtonBase, ignButton, ignActiveText, ignTextBox, ignComboBox, ignListBox</text:span></text:p>
      <text:p text:style-name="P18"/>
      <text:p text:style-name="P18"/>
      <text:p text:style-name="P16">IGN_Event_onMouseButtonDblClick</text:p>
      <text:p text:style-name="P5"/>
      <text:p text:style-name="P5">Raised when pressing and releasing a mouse button twice within very short time.</text:p>
      <text:p text:style-name="P5">Sends arguments [display, control, button, x, y, shift, ctrl, alt]</text:p>
      <text:p text:style-name="P5"/>
      <text:p text:style-name="P5"><text:tab/>d<text:span text:style-name="T1">isplay (Display) (_this select 0)</text:span> – the display parent of the control</text:p>
      <text:p text:style-name="P5"><text:tab/><text:span text:style-name="T1">control (Control) (_this select 1) </text:span>– the control</text:p>
      <text:p text:style-name="P5"><text:tab/><text:span text:style-name="T1">button –</text:span><text:span text:style-name="T2"> the button pressed</text:span></text:p>
      <text:p text:style-name="P5"><text:span text:style-name="T2"><text:tab/></text:span><text:span text:style-name="T1">x, y</text:span><text:span text:style-name="T2"> – the coordinates of where the button was pressed on screen</text:span></text:p>
      <text:p text:style-name="P5"><text:span text:style-name="T2"><text:tab/></text:span><text:span text:style-name="T1">shift, ctrl, alt (Boolean)</text:span><text:span text:style-name="T2"> – Whether Shift, Ctrl, or Alt were held down during this time</text:span></text:p>
      <text:p text:style-name="P5"/>
      <text:p text:style-name="P18">Registered Classes: ignBase, All</text:p>
      <text:p text:style-name="P18"/>
      <text:p text:style-name="P18"/>
      <text:p text:style-name="P16">IGN_Event_onMouseMoving</text:p>
      <text:p text:style-name="P5"/>
      <text:p text:style-name="P13">Raised when <text:span text:style-name="T3">while moving the mouse with a certain interval.</text:span> </text:p>
      <text:p text:style-name="P5">Sends arguments [display, control, x, y, mouseOver]</text:p>
      <text:p text:style-name="P5"/>
      <text:p text:style-name="P5"><text:tab/>d<text:span text:style-name="T1">isplay (Display) (_this select 0)</text:span> – the display parent of the control</text:p>
      <text:p text:style-name="P5"><text:tab/><text:span text:style-name="T1">control (Control) (_this select 1) </text:span>– the control</text:p>
      <text:p text:style-name="P5"><text:tab/>x, y – relative coordinates to a control</text:p>
      <text:p text:style-name="P5"><text:soft-page-break/><text:tab/>mouseOver – whether the mouse is over a control</text:p>
      <text:p text:style-name="P5"/>
      <text:p text:style-name="P18">Registered Classes: ignBase, All</text:p>
      <text:list xml:id="list43564997" text:continue-numbering="true" text:style-name="L3">
        <text:list-header>
          <text:p text:style-name="P24"/>
        </text:list-header>
      </text:list>
      <text:p text:style-name="P5"/>
      <text:p text:style-name="P5"/>
      <text:p text:style-name="P5"/>
      <text:p text:style-name="P5"/>
      <text:p text:style-name="P5"/>
      <text:p text:style-name="P16">IGN_Event_onMouseHolding</text:p>
      <text:p text:style-name="P5"/>
      <text:p text:style-name="P5">Raised when the left mouse button is released on a button</text:p>
      <text:p text:style-name="P5">Sends arguments [display, control]</text:p>
      <text:p text:style-name="P5"/>
      <text:p text:style-name="P5"><text:tab/>d<text:span text:style-name="T1">isplay (Display) (_this select 0)</text:span> – the display parent of the control</text:p>
      <text:p text:style-name="P5"><text:tab/><text:span text:style-name="T1">control (Control) (_this select 1) </text:span>– the control</text:p>
      <text:p text:style-name="P5"/>
      <text:p text:style-name="P5">Registered Classes: <text:span text:style-name="T1">ignBase, All</text:span></text:p>
      <text:p text:style-name="P18"/>
      <text:p text:style-name="P18"/>
      <text:p text:style-name="P16">IGN_Event_onMouseZChanged</text:p>
      <text:p text:style-name="P5"/>
      <text:p text:style-name="P5">Raised when the left mouse button is released on a button</text:p>
      <text:p text:style-name="P5">Sends arguments [display, control]</text:p>
      <text:p text:style-name="P5"/>
      <text:p text:style-name="P5"><text:tab/>d<text:span text:style-name="T1">isplay (Display) (_this select 0)</text:span> – the display parent of the control</text:p>
      <text:p text:style-name="P5"><text:tab/><text:span text:style-name="T1">control (Control) (_this select 1) </text:span>– the control</text:p>
      <text:p text:style-name="P5"/>
      <text:p text:style-name="P18">Registered Classes: ignBase,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3H59M9S</meta:editing-duration>
    <meta:editing-cycles>32</meta:editing-cycles>
    <meta:generator>OpenOffice.org/3.3$Win32 OpenOffice.org_project/330m20$Build-9567</meta:generator>
    <dc:date>2017-03-17T23:38:52.36</dc:date>
    <meta:document-statistic meta:table-count="0" meta:image-count="0" meta:object-count="0" meta:page-count="17" meta:paragraph-count="347" meta:word-count="2489" meta:character-count="17302"/>
    <meta:user-defined meta:name="Info 1"/>
    <meta:user-defined meta:name="Info 2"/>
    <meta:user-defined meta:name="Info 3"/>
    <meta:user-defined meta:name="Info 4"/>
  </office:meta>
</office:document-meta>
</file>